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skill_name" table:style-name="ce1">
            <text:p>skill_name</text:p>
          </table:table-cell>
          <table:table-cell office:value-type="string" office:value="n" table:style-name="ce1">
            <text:p>n</text:p>
          </table:table-cell>
        </table:table-row>
        <table:table-row>
          <table:table-cell office:value-type="string" office:value="" table:style-name="ce1">
            <text:p/>
          </table:table-cell>
          <table:table-cell office:value-type="float" office:value="1638" table:style-name="ce1">
            <text:p>1638</text:p>
          </table:table-cell>
        </table:table-row>
        <table:table-row>
          <table:table-cell office:value-type="string" office:value="Block" table:style-name="ce1">
            <text:p>Block</text:p>
          </table:table-cell>
          <table:table-cell office:value-type="float" office:value="290" table:style-name="ce1">
            <text:p>290</text:p>
          </table:table-cell>
        </table:table-row>
        <table:table-row>
          <table:table-cell office:value-type="string" office:value="BlockDodge" table:style-name="ce1">
            <text:p>BlockDodge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rawler" table:style-name="ce1">
            <text:p>Brawler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Cannoneer" table:style-name="ce1">
            <text:p>Cannoneer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laws" table:style-name="ce1">
            <text:p>Claws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Defensive" table:style-name="ce1">
            <text:p>Defensive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irty Player" table:style-name="ce1">
            <text:p>Dirty Player</text:p>
          </table:table-cell>
          <table:table-cell office:value-type="float" office:value="15" table:style-name="ce1">
            <text:p>15</text:p>
          </table:table-cell>
        </table:table-row>
        <table:table-row>
          <table:table-cell office:value-type="string" office:value="Dirty PlayerSneaky Git" table:style-name="ce1">
            <text:p>Dirty PlayerSneaky Git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Dodge" table:style-name="ce1">
            <text:p>Dodge</text:p>
          </table:table-cell>
          <table:table-cell office:value-type="float" office:value="135" table:style-name="ce1">
            <text:p>135</text:p>
          </table:table-cell>
        </table:table-row>
        <table:table-row>
          <table:table-cell office:value-type="string" office:value="Dump-off" table:style-name="ce1">
            <text:p>Dump-off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Frenzy" table:style-name="ce1">
            <text:p>Frenzy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FrenzyDodge" table:style-name="ce1">
            <text:p>FrenzyDodge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Grab" table:style-name="ce1">
            <text:p>Grab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uard" table:style-name="ce1">
            <text:p>Guard</text:p>
          </table:table-cell>
          <table:table-cell office:value-type="float" office:value="296" table:style-name="ce1">
            <text:p>296</text:p>
          </table:table-cell>
        </table:table-row>
        <table:table-row>
          <table:table-cell office:value-type="string" office:value="Juggernaut" table:style-name="ce1">
            <text:p>Juggernaut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Kick" table:style-name="ce1">
            <text:p>Kick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Leader" table:style-name="ce1">
            <text:p>Leader</text:p>
          </table:table-cell>
          <table:table-cell office:value-type="float" office:value="62" table:style-name="ce1">
            <text:p>62</text:p>
          </table:table-cell>
        </table:table-row>
        <table:table-row>
          <table:table-cell office:value-type="string" office:value="Mighty Blow" table:style-name="ce1">
            <text:p>Mighty Blow</text:p>
          </table:table-cell>
          <table:table-cell office:value-type="float" office:value="54" table:style-name="ce1">
            <text:p>54</text:p>
          </table:table-cell>
        </table:table-row>
        <table:table-row>
          <table:table-cell office:value-type="string" office:value="Mighty BlowTackle" table:style-name="ce1">
            <text:p>Mighty BlowTackle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ro" table:style-name="ce1">
            <text:p>Pro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ide Step" table:style-name="ce1">
            <text:p>Side Step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Sneaky Git" table:style-name="ce1">
            <text:p>Sneaky Git</text:p>
          </table:table-cell>
          <table:table-cell office:value-type="float" office:value="24" table:style-name="ce1">
            <text:p>24</text:p>
          </table:table-cell>
        </table:table-row>
        <table:table-row>
          <table:table-cell office:value-type="string" office:value="Strip Ball" table:style-name="ce1">
            <text:p>Strip Ball</text:p>
          </table:table-cell>
          <table:table-cell office:value-type="float" office:value="25" table:style-name="ce1">
            <text:p>25</text:p>
          </table:table-cell>
        </table:table-row>
        <table:table-row>
          <table:table-cell office:value-type="string" office:value="Sure Feet" table:style-name="ce1">
            <text:p>Sure Feet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ure Hands" table:style-name="ce1">
            <text:p>Sure Hands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Tackle" table:style-name="ce1">
            <text:p>Tackle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string" office:value="TackleDodge" table:style-name="ce1">
            <text:p>TackleDodge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Two Heads" table:style-name="ce1">
            <text:p>Two Heads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Wrestle" table:style-name="ce1">
            <text:p>Wrestle</text:p>
          </table:table-cell>
          <table:table-cell office:value-type="float" office:value="104" table:style-name="ce1">
            <text:p>104</text:p>
          </table:table-cell>
        </table:table-row>
        <table:table-row>
          <table:table-cell office:value-type="string" office:value="WrestleDodge" table:style-name="ce1">
            <text:p>WrestleDodge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WrestleStrip Ball" table:style-name="ce1">
            <text:p>WrestleStrip Ball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WrestleTackle" table:style-name="ce1">
            <text:p>WrestleTackle</text:p>
          </table:table-cell>
          <table:table-cell office:value-type="float" office:value="1" table:style-name="ce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